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C000001D0F83D0D0D520CC226.png" manifest:media-type="image/png"/>
  <manifest:file-entry manifest:full-path="Pictures/100000010000028800000215408B8B545F3E5FEC.png" manifest:media-type="image/png"/>
  <manifest:file-entry manifest:full-path="Pictures/10000001000002890000020F712769C06620F358.png" manifest:media-type="image/png"/>
  <manifest:file-entry manifest:full-path="Pictures/10000001000004F80000039164C2E0C556AB93CC.png" manifest:media-type="image/png"/>
  <manifest:file-entry manifest:full-path="Pictures/10000001000002DD0000010724A6F6AE7D756A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6e0f"/>
    </style:style>
    <style:style style:name="P2" style:family="paragraph" style:parent-style-name="Standard">
      <style:paragraph-properties fo:text-align="center" style:justify-single-word="false"/>
      <style:text-properties officeooo:paragraph-rsid="001f6e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Изображение1" text:anchor-type="as-char" svg:width="15.981cm" svg:height="11.374cm" draw:z-index="0"><draw:image xlink:href="Pictures/100000010000028C000001D0F83D0D0D520CC226.png" xlink:type="simple" xlink:show="embed" xlink:actuate="onLoad" draw:mime-type="image/png"/></draw:frame><draw:frame draw:style-name="fr3" draw:name="Изображение2" text:anchor-type="as-char" svg:y="-0.226cm" svg:width="15.219cm" svg:height="12.518cm" draw:z-index="1"><draw:image xlink:href="Pictures/100000010000028800000215408B8B545F3E5FEC.png" xlink:type="simple" xlink:show="embed" xlink:actuate="onLoad" draw:mime-type="image/png"/></draw:frame><text:soft-page-break/><draw:frame draw:style-name="fr3" draw:name="Изображение3" text:anchor-type="as-char" svg:y="-0.09cm" svg:width="14.005cm" svg:height="10.236cm" draw:z-index="2"><draw:image xlink:href="Pictures/10000001000002890000020F712769C06620F358.png" xlink:type="simple" xlink:show="embed" xlink:actuate="onLoad" draw:mime-type="image/png"/></draw:frame></text:p>
      <text:p text:style-name="P1"><text:tab/><text:tab/><text:tab/><text:tab/><text:tab/><text:tab/><text:tab/><text:tab/><text:tab/><text:tab/><text:tab/></text:p>
      <text:p text:style-name="P1"/>
      <text:p text:style-name="P1"/>
      <text:p text:style-name="P1"/>
      <text:p text:style-name="P1"><draw:frame draw:style-name="fr1" draw:name="Изображение5" text:anchor-type="char" svg:x="0.346cm" svg:y="0.021cm" svg:width="17cm" svg:height="12.201cm" draw:z-index="4"><draw:image xlink:href="Pictures/10000001000004F80000039164C2E0C556AB93CC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<draw:frame draw:style-name="fr2" draw:name="Изображение4" text:anchor-type="char" svg:width="17cm" svg:height="6.098cm" draw:z-index="3"><draw:image xlink:href="Pictures/10000001000002DD0000010724A6F6AE7D756A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9T02:50:19.141000000</dc:date>
    <meta:editing-duration>PT1H56M12S</meta:editing-duration>
    <meta:editing-cycles>5</meta:editing-cycles>
    <meta:generator>LibreOffice/7.4.0.3$Windows_X86_64 LibreOffice_project/f85e47c08ddd19c015c0114a68350214f7066f5a</meta:generator>
    <meta:document-statistic meta:table-count="0" meta:image-count="5" meta:object-count="0" meta:page-count="3" meta:paragraph-count="2" meta:word-count="0" meta:character-count="11" meta:non-whitespace-character-count="0"/>
  </office:meta>
</office:document-meta>
</file>